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ce style:name="Wingdings" svg:font-family="Wingding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itle" style:master-page-name="Standard">
      <style:paragraph-properties style:page-number="auto"/>
      <style:text-properties fo:color="#000000" style:font-name="Nimbus Roman No9 L"/>
    </style:style>
    <style:style style:name="P2" style:family="paragraph" style:parent-style-name="Heading_20_2">
      <style:text-properties fo:color="#000000" style:font-name="Nimbus Roman No9 L"/>
    </style:style>
    <style:style style:name="P3" style:family="paragraph" style:parent-style-name="Standard">
      <style:text-properties fo:color="#000000" style:font-name="Nimbus Roman No9 L"/>
    </style:style>
    <style:style style:name="P4" style:family="paragraph" style:parent-style-name="Heading_20_1">
      <style:text-properties fo:color="#000000" style:font-name="Nimbus Roman No9 L"/>
    </style:style>
    <style:style style:name="P5" style:family="paragraph" style:parent-style-name="List_20_Paragraph" style:list-style-name="L1">
      <style:text-properties fo:color="#000000" style:font-name="Nimbus Roman No9 L"/>
    </style:style>
    <style:style style:name="P6" style:family="paragraph" style:parent-style-name="List_20_Paragraph" style:list-style-name="L2">
      <style:text-properties fo:color="#000000" style:font-name="Nimbus Roman No9 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moval of Unhelpful Words</text:p>
      <text:h text:style-name="P4" text:outline-level="1">Hypothesis</text:h>
      <text:p text:style-name="P3">A word is not helpful in attaining the goal if it does not provide any letters that are required from the current state. As such, filtering them out should not remove any more optimal paths.</text:p>
      <text:h text:style-name="P4" text:outline-level="1">Input</text:h>
      <text:list xml:id="list1040567237" text:style-name="L1">
        <text:list-item>
          <text:p text:style-name="P5">abc</text:p>
        </text:list-item>
        <text:list-item>
          <text:p text:style-name="P5">defghijk</text:p>
        </text:list-item>
        <text:list-item>
          <text:p text:style-name="P5">lmnop</text:p>
        </text:list-item>
        <text:list-item>
          <text:p text:style-name="P5">qrstu</text:p>
        </text:list-item>
        <text:list-item>
          <text:p text:style-name="P5">vwxy</text:p>
        </text:list-item>
        <text:list-item>
          <text:p text:style-name="P5">abcdefz</text:p>
        </text:list-item>
        <text:list-item>
          <text:p text:style-name="P5">fedcb</text:p>
        </text:list-item>
        <text:list-item>
          <text:p text:style-name="P5">ayx</text:p>
        </text:list-item>
        <text:list-item>
          <text:p text:style-name="P5">wvutsrqp</text:p>
        </text:list-item>
        <text:list-item>
          <text:p text:style-name="P5">onmlkji</text:p>
        </text:list-item>
        <text:list-item>
          <text:p text:style-name="P5">hgfedcba</text:p>
        </text:list-item>
      </text:list>
      <text:h text:style-name="P4" text:outline-level="1">Procedure</text:h>
      <text:p text:style-name="P3">Run the same input set through the most straightforward configuration possible to eliminate unintended side effects.</text:p>
      <text:p text:style-name="P3">The configuration will be:</text:p>
      <text:list xml:id="list207633614" text:style-name="L2">
        <text:list-item>
          <text:p text:style-name="P6">Problem Definition: SPP-Unmatched-BVMS</text:p>
        </text:list-item>
        <text:list-item>
          <text:p text:style-name="P6">Algorithm: A*Search</text:p>
        </text:list-item>
        <text:list-item>
          <text:p text:style-name="P6">Heuristic: u + 2n-1</text:p>
        </text:list-item>
        <text:list-item>
          <text:p text:style-name="P6">Successors: one filtered / one unfiltered</text:p>
        </text:list-item>
      </text:list>
      <text:h text:style-name="P4" text:outline-level="1"><text:soft-page-break/>Output</text:h>
      <text:h text:style-name="P2" text:outline-level="2">Without Filtering Successor Function</text:h>
      <text:p text:style-name="P3"/>
      <text:h text:style-name="P2" text:outline-level="2">With Filtering Successor Function</text:h>
      <text:p text:style-name="P3"/>
      <text:h text:style-name="P4" text:outline-level="1">Conclusion</text:h>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ce style:name="Wingdings" svg:font-family="Wingding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margin-top="0in" fo:margin-bottom="0.139in" fo:hyphenation-ladder-count="no-limit" style:text-autospace="ideograph-alpha" style:punctuation-wrap="hanging" style:line-break="strict" style:tab-stop-distance="0.4925in" style:writing-mode="page"/>
      <style:text-properties style:use-window-font-color="true" style:font-name="Cambria" fo:font-size="12pt" fo:language="en" fo:country="US" style:letter-kerning="true" style:font-name-asian="DejaVu Sans"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class="text" style:default-outline-level="1">
      <style:paragraph-properties fo:margin-top="0.3335in" fo:margin-bottom="0in" fo:keep-with-next="always"/>
      <style:text-properties fo:color="#345a8a" style:font-name="Calibri"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139in" fo:margin-bottom="0in" fo:keep-with-next="always"/>
      <style:text-properties fo:color="#4f81bd" style:font-name="Calibri" fo:font-size="13pt" fo:font-weight="bold" style:font-size-asian="13pt" style:font-weight-asian="bold" style:font-size-complex="13pt" style:font-weight-complex="bold"/>
    </style:style>
    <style:style style:name="Title" style:family="paragraph" style:parent-style-name="Standard" style:next-style-name="Subtitle" style:class="chapter">
      <style:paragraph-properties fo:margin-top="0in" fo:margin-bottom="0.2083in" fo:text-align="center" style:justify-single-word="false" fo:padding-left="0in" fo:padding-right="0in" fo:padding-top="0in" fo:padding-bottom="0.0555in" fo:border-left="none" fo:border-right="none" fo:border-top="none" fo:border-bottom="0.0138in solid #000000" style:shadow="none"/>
      <style:text-properties fo:color="#183a63" style:font-name="Calibri"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paragraph-properties fo:margin-left="0.5in" fo:margin-righ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 fo:font-size="16pt" fo:font-weight="bold" style:font-size-asian="16pt" style:font-weight-asian="bold" style:font-size-complex="16pt" style:font-weight-complex="bold"/>
    </style:style>
    <style:style style:name="Title_20_Char" style:display-name="Title Char" style:family="text" style:parent-style-name="Default_20_Paragraph_20_Font">
      <style:text-properties fo:color="#183a63" style:font-name="Calibri" fo:font-size="26pt" fo:letter-spacing="0.0035in" style:letter-kerning="true" style:font-size-asian="26pt" style:font-size-complex="26pt"/>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size-complex="13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orey Abshire</meta:initial-creator>
    <meta:editing-cycles>5</meta:editing-cycles>
    <meta:creation-date>2009-04-20T13:38:00</meta:creation-date>
    <dc:date>2009-09-21T18:24:41</dc:date>
    <meta:editing-duration>PT00H00M59S</meta:editing-duration>
    <meta:generator>OpenOffice.org/3.0$Unix OpenOffice.org_project/300m15$Build-9379</meta:generator>
    <meta:document-statistic meta:table-count="0" meta:image-count="0" meta:object-count="0" meta:page-count="2" meta:paragraph-count="26" meta:word-count="113" meta:character-count="675"/>
    <meta:template xlink:type="simple" xlink:actuate="onRequest" xlink:title="Normal.dotm" xlink:href=""/>
  </office:meta>
</office:document-meta>
</file>